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3.34pt"/>
    </style:style>
    <style:style style:name="co2" style:family="table-column">
      <style:table-column-properties fo:break-before="auto" style:column-width="749.59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64.35pt"/>
    </style:style>
    <style:style style:name="co5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mbria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mbria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mbria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12" office:value-type="string" calcext:value-type="string">
            <text:p>Done [yes or no]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7" office:value-type="string" calcext:value-type="string">
            <text:p>Given an array of size n and a number k, find all elements that appear more than " n/k " times.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8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8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8" office:value-type="string" calcext:value-type="string">
            <text:p><text:a xlink:href="https://www.geeksforgeeks.org/find-minimum-number-of-merge-operations-to-make-an-array-palindrome/" xlink:type="simple">Minimum no. of operations required to make an array palindrom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8" office:value-type="string" calcext:value-type="string">
            <text:p><text:a xlink:href="https://www.geeksforgeeks.org/median-of-two-sorted-arrays/" xlink:type="simple">Median of 2 sorted arrays of equal siz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8" office:value-type="string" calcext:value-type="string">
            <text:p><text:a xlink:href="https://www.geeksforgeeks.org/median-of-two-sorted-arrays/" xlink:type="simple">Median of 2 sorted arrays of different siz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/>
          <table:table-cell table:style-name="ce15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kth-element-in-matrix/1" xlink:type="simple">Kth smallest element in a row-column wise sorted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9" office:value-type="string" calcext:value-type="string">
            <text:p>Why strings are immutable in Java?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10" office:value-type="string" calcext:value-type="string">
            <text:p>Word Wrap Problem [VERY IMP].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10" office:value-type="string" calcext:value-type="string">
            <text:p>EDIT Distance [Very Imp]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9" office:value-type="string" calcext:value-type="string">
            <text:p>Can we reverse a linked list in less than O(n) ?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9" office:value-type="string" calcext:value-type="string">
            <text:p>Why Quicksort is preferred for. Arrays and Merge Sort for LinkedLists ?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11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11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10" office:value-type="string" calcext:value-type="string">
            <text:p>Kth smallest and largest element in an unsorted arra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/>
          <table:table-cell table:style-name="ce16" office:value-type="string" calcext:value-type="string">
            <text:p>&lt;-&gt;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number-columns-repeated="2" table:style-name="ce16" office:value-type="string" calcext:value-type="string">
            <text:p>&lt;-&gt;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11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lone-graph/" xlink:type="simple">Clone a graph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word-ladder/" xlink:type="simple">word Ladder 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14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8" office:value-type="string" calcext:value-type="string">
            <text:p><text:a xlink:href="https://leetcode.com/problems/is-graph-bipartite/" xlink:type="simple">Graph Colouring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16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51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77" meta:object-count="0"/>
    <meta:generator>LibreOfficeDev/6.0.5.2$Linux_X86_64 LibreOffice_project/</meta:generator>
  </office:meta>
</office:document-meta>
</file>